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23a383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23a383" officeooo:paragraph-rsid="0023a383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normal" officeooo:rsid="0023a383" officeooo:paragraph-rsid="0023a383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23a383"/>
    </style:style>
    <style:style style:name="P7" style:family="paragraph" style:parent-style-name="Text_20_body" style:list-style-name="L2">
      <style:text-properties fo:font-variant="normal" fo:text-transform="none" fo:color="#000000" loext:opacity="100%" style:font-name="Liberation Serif" fo:font-size="12pt" fo:letter-spacing="normal" fo:font-style="normal" fo:font-weight="normal" officeooo:paragraph-rsid="0023a383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23a383" officeooo:paragraph-rsid="0023a383" style:font-weight-asian="bold" style:font-weight-complex="bold"/>
    </style:style>
    <style:style style:name="P9" style:family="paragraph" style:parent-style-name="Text_20_body" style:list-style-name="L3">
      <style:text-properties fo:font-weight="bold" officeooo:rsid="0023a383" officeooo:paragraph-rsid="0023a383" style:font-weight-asian="bold" style:font-weight-complex="bold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T1" style:family="text">
      <style:text-properties officeooo:rsid="0023a383"/>
    </style:style>
    <style:style style:name="T2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" style:family="text">
      <style:text-properties officeooo:rsid="0024f48f"/>
    </style:style>
    <style:style style:name="T4" style:family="text">
      <style:text-properties officeooo:rsid="002557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IMATION BUDGET</text:p>
      <text:p text:style-name="P3"/>
      <text:list xml:id="list1621373349" text:style-name="L1">
        <text:list-item>
          <text:p text:style-name="P4"><text:span text:style-name="Strong_20_Emphasis">Développement logiciel </text:span><text:span text:style-name="Strong_20_Emphasis"><text:span text:style-name="T4">et UX/UI</text:span></text:span><text:span text:style-name="Strong_20_Emphasis">:</text:span></text:p>
        </text:list-item>
      </text:list>
      <text:list xml:id="list3749551562" text:style-name="L2">
        <text:list-item>
          <text:list>
            <text:list-item>
              <text:p text:style-name="P6">Coût des développeurs : Cela dépend du nombre d'heures de travail nécessaires et du tarif horaire des développeurs impliqués. <text:span text:style-name="T2">Coût des développeurs (2 jours par semaine) : travaille 2 jours par semaine, environ 16 jours par mois.</text:span></text:p>
              <text:p text:style-name="P7">8 personnes * 2 jours/semaine * 18 mois * 100 euros/jour = 28 800 euros.</text:p>
            </text:list-item>
            <text:list-item>
              <text:p text:style-name="P5">Licences de logiciels et outils de développement <text:span text:style-name="T3">(open source)</text:span></text:p>
            </text:list-item>
          </text:list>
        </text:list-item>
        <text:list-item>
          <text:p text:style-name="P5"><text:span text:style-name="Strong_20_Emphasis">Matériel :</text:span></text:p>
          <text:list>
            <text:list-item>
              <text:p text:style-name="P5">Caméras et capteurs pour la détection des mouvements. <text:span text:style-name="T3">Smartphone Android, IOS, UWP </text:span></text:p>
            </text:list-item>
            <text:list-item>
              <text:p text:style-name="P5">Dispositifs de réalité augmentée (AR). <text:span text:style-name="T3">Casque </text:span><text:span text:style-name="T4">Meta </text:span><text:span text:style-name="T3">Quest 2 ( </text:span><text:span text:style-name="T4">300€ )</text:span></text:p>
            </text:list-item>
            <text:list-item>
              <text:p text:style-name="P5">Équipement pour les tests, comme des smartphones, tablettes, <text:span text:style-name="T4">laptop</text:span> etc.</text:p>
            </text:list-item>
          </text:list>
        </text:list-item>
        <text:list-item>
          <text:p text:style-name="P5"><text:span text:style-name="Strong_20_Emphasis">Frais de licences et d'API :</text:span></text:p>
          <text:list>
            <text:list-item>
              <text:p text:style-name="P5">Certaines bibliothèques et API peuvent impliquer des coûts.</text:p>
            </text:list-item>
          </text:list>
        </text:list-item>
        <text:list-item>
          <text:p text:style-name="P5"><text:span text:style-name="Strong_20_Emphasis">Serveurs et stockage :</text:span></text:p>
          <text:list>
            <text:list-item>
              <text:p text:style-name="P5">Si l'application nécessite un traitement côté serveur, vous devrez prévoir des coûts d'hébergement et de stockage des données.</text:p>
            </text:list-item>
          </text:list>
        </text:list-item>
        <text:list-item>
          <text:p text:style-name="P5"><text:span text:style-name="Strong_20_Emphasis">Tests et assurance qualité :</text:span></text:p>
          <text:list>
            <text:list-item>
              <text:p text:style-name="P5">Rémunération des testeurs, outils de test automatisés, etc.</text:p>
            </text:list-item>
          </text:list>
        </text:list-item>
        <text:list-item>
          <text:p text:style-name="P5"><text:span text:style-name="Strong_20_Emphasis">Marketing et Communication :</text:span></text:p>
          <text:list>
            <text:list-item>
              <text:p text:style-name="P5">C<text:span text:style-name="T1">réation site web vitrine, réseau sociaux (Twitter)</text:span></text:p>
            </text:list-item>
          </text:list>
        </text:list-item>
        <text:list-item>
          <text:p text:style-name="P5"><text:span text:style-name="Strong_20_Emphasis">Maintenance et mises à jour :</text:span></text:p>
          <text:list>
            <text:list-item>
              <text:p text:style-name="P5">Coût de la maintenance continue et des mises à jour de l'application.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oft-page-break/>MATÉRIELS</text:p>
      <text:list xml:id="list1112152985" text:style-name="L3">
        <text:list-item>
          <text:p text:style-name="P9">Caméras et Capteurs :</text:p>
        </text:list-item>
      </text:list>
      <text:list xml:id="list3127105636" text:style-name="L4">
        <text:list-item>
          <text:list>
            <text:list-item>
              <text:p text:style-name="P10">Caméras haute résolution pour la capture des mouvements.</text:p>
            </text:list-item>
            <text:list-item>
              <text:p text:style-name="P10">Capteurs de mouvement, tels que les accéléromètres.</text:p>
            </text:list-item>
          </text:list>
        </text:list-item>
        <text:list-item>
          <text:p text:style-name="P10"><text:span text:style-name="Strong_20_Emphasis">Dispositifs AR :</text:span></text:p>
          <text:list>
            <text:list-item>
              <text:p text:style-name="P10">Lunettes AR, casques AR, ou autres dispositifs compatibles.</text:p>
            </text:list-item>
          </text:list>
        </text:list-item>
        <text:list-item>
          <text:p text:style-name="P10"><text:span text:style-name="Strong_20_Emphasis">Ordinateurs/Smartphones/Tablettes pour le Développement et les Tests :</text:span></text:p>
          <text:list>
            <text:list-item>
              <text:p text:style-name="P10">Des appareils pour tester l'application dans des environnements réels.</text:p>
            </text:list-item>
          </text:list>
        </text:list-item>
        <text:list-item>
          <text:p text:style-name="P10"><text:span text:style-name="Strong_20_Emphasis">Serveurs :</text:span></text:p>
          <text:list>
            <text:list-item>
              <text:p text:style-name="P10">Si l'application nécessite un backend, des serveurs seront nécessaires.</text:p>
            </text:list-item>
          </text:list>
        </text:list-item>
        <text:list-item>
          <text:p text:style-name="P10"><text:span text:style-name="Strong_20_Emphasis">Équipement de Communication :</text:span></text:p>
          <text:list>
            <text:list-item>
              <text:p text:style-name="P10">Matériel pour des conférences, réunions, etc.</text:p>
              <text:p text:style-name="P10"/>
            </text:list-item>
          </text:list>
        </text:list-item>
      </text:list>
      <text:p text:style-name="Text_20_body"><text:span text:style-name="Strong_20_Emphasis">Communication :</text:span></text:p>
      <text:list xml:id="list4132074685" text:style-name="L5">
        <text:list-item>
          <text:p text:style-name="P11"><text:span text:style-name="Strong_20_Emphasis">Site Web et Médias Sociaux :</text:span></text:p>
          <text:list>
            <text:list-item>
              <text:p text:style-name="P11">Coût de la création et de la maintenance du site web.</text:p>
            </text:list-item>
            <text:list-item>
              <text:p text:style-name="P11">Budget pour la promotion sur les médias sociaux.</text:p>
            </text:list-item>
          </text:list>
        </text:list-item>
        <text:list-item>
          <text:p text:style-name="P11"><text:span text:style-name="Strong_20_Emphasis">Événements et Conférences :</text:span></text:p>
          <text:list>
            <text:list-item>
              <text:p text:style-name="P11">Participation à des événements liés à la technologie, à la santé, etc.</text:p>
            </text:list-item>
          </text:list>
        </text:list-item>
        <text:list-item>
          <text:p text:style-name="P11"><text:span text:style-name="Strong_20_Emphasis">Relations Publiques :</text:span></text:p>
          <text:list>
            <text:list-item>
              <text:p text:style-name="P11">Engagement d'une agence de relations publiques si nécessaire.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5:48:42.235341173</meta:creation-date>
    <dc:date>2024-02-05T00:29:06.726793452</dc:date>
    <meta:editing-duration>PT1H34M55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40" meta:word-count="341" meta:character-count="2025" meta:non-whitespace-character-count="1759"/>
  </office:meta>
</office:document-meta>
</file>